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3.28mm" fo:margin-left="31.64mm" table:align="left" style:writing-mode="lr-tb"/>
    </style:style>
    <style:style style:name="Table1.A" style:family="table-column">
      <style:table-column-properties style:column-width="120.19mm"/>
    </style:style>
    <style:style style:name="Table1.B" style:family="table-column">
      <style:table-column-properties style:column-width="0.71mm"/>
    </style:style>
    <style:style style:name="Table1.C" style:family="table-column">
      <style:table-column-properties style:column-width="32.39mm"/>
    </style:style>
    <style:style style:name="Table1.1" style:family="table-row">
      <style:table-row-properties style:row-height="1.59mm" fo:keep-together="auto"/>
    </style:style>
    <style:style style:name="Table1.A1" style:family="table-cell">
      <style:table-cell-properties fo:padding="0mm" fo:border-left="1pt solid #3e413b" fo:border-right="1pt solid #3d3935" fo:border-top="0.5pt solid #00000a" fo:border-bottom="none"/>
    </style:style>
    <style:style style:name="Table1.B1" style:family="table-cell">
      <style:table-cell-properties fo:padding="0mm" fo:border-left="1pt solid #3d3935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1.15mm" fo:keep-together="auto"/>
    </style:style>
    <style:style style:name="Table1.A2" style:family="table-cell">
      <style:table-cell-properties fo:padding="0mm" fo:border-left="1pt solid #3e413b" fo:border-right="1pt solid #3d3935" fo:border-top="none" fo:border-bottom="none"/>
    </style:style>
    <style:style style:name="Table1.B2" style:family="table-cell">
      <style:table-cell-properties fo:padding="0mm" fo:border-left="1pt solid #3d3935" fo:border-right="1pt solid #3e3d37" fo:border-top="none" fo:border-bottom="none"/>
    </style:style>
    <style:style style:name="Table1.C2" style:family="table-cell">
      <style:table-cell-properties fo:padding="0mm" fo:border-left="1pt solid #3e3d37" fo:border-right="none" fo:border-top="none" fo:border-bottom="1.35pt solid #3f3e3a"/>
    </style:style>
    <style:style style:name="Table1.3" style:family="table-row">
      <style:table-row-properties style:row-height="13.6mm" fo:keep-together="auto"/>
    </style:style>
    <style:style style:name="Table1.A3" style:family="table-cell">
      <style:table-cell-properties fo:padding="0mm" fo:border-left="1pt solid #3e413b" fo:border-right="1pt solid #3d3935" fo:border-top="none" fo:border-bottom="1pt solid #42403e"/>
    </style:style>
    <style:style style:name="Table1.C3" style:family="table-cell">
      <style:table-cell-properties fo:padding="0mm" fo:border-left="none" fo:border-right="none" fo:border-top="1.35pt solid #3f3e3a" fo:border-bottom="none"/>
    </style:style>
    <style:style style:name="P1" style:family="paragraph" style:parent-style-name="Frame_20_contents">
      <style:paragraph-properties fo:margin-left="35.56mm" fo:margin-right="0mm" fo:line-height="87%" fo:text-indent="0mm" style:auto-text-indent="false"/>
    </style:style>
    <style:style style:name="P2" style:family="paragraph" style:parent-style-name="Frame_20_contents">
      <style:paragraph-properties fo:margin-top="4.45mm" fo:margin-bottom="2.12mm"/>
    </style:style>
    <style:style style:name="P3" style:family="paragraph" style:parent-style-name="Frame_20_contents">
      <style:paragraph-properties fo:margin-top="3.81mm" fo:margin-bottom="1.27mm"/>
    </style:style>
    <style:style style:name="P4" style:family="paragraph" style:parent-style-name="Standard">
      <style:paragraph-properties>
        <style:tab-stops>
          <style:tab-stop style:position="182.25mm" style:type="right" style:leader-style="dotted" style:leader-text="."/>
        </style:tab-stops>
      </style:paragraph-properties>
      <style:text-properties fo:color="#3c3b38" style:font-name="Times New Roman" fo:font-size="12pt" style:font-size-asian="12pt"/>
    </style:style>
    <style:style style:name="P5" style:family="paragraph" style:parent-style-name="Standard">
      <style:paragraph-properties>
        <style:tab-stops>
          <style:tab-stop style:position="182.25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27mm" fo:margin-bottom="0mm"/>
    </style:style>
    <style:style style:name="P7" style:family="paragraph" style:parent-style-name="Standard">
      <style:paragraph-properties fo:margin-top="1.27mm" fo:margin-bottom="0mm" fo:text-align="center" style:justify-single-word="false"/>
    </style:style>
    <style:style style:name="P8" style:family="paragraph" style:parent-style-name="Standard">
      <style:paragraph-properties fo:margin-top="1.27mm" fo:margin-bottom="0mm" fo:text-align="center" style:justify-single-word="false"/>
      <style:text-properties fo:color="#3c3b38" style:font-name="Times New Roman" fo:font-size="12pt" style:font-size-asian="12pt"/>
    </style:style>
    <style:style style:name="P9" style:family="paragraph" style:parent-style-name="Standard">
      <style:paragraph-properties fo:margin-left="0mm" fo:margin-right="6.65mm" fo:margin-top="1.91mm" fo:margin-bottom="0mm" fo:text-align="center" style:justify-single-word="false" fo:text-indent="0mm" style:auto-text-indent="false"/>
    </style:style>
    <style:style style:name="P10" style:family="paragraph" style:parent-style-name="Standard">
      <style:paragraph-properties fo:margin-top="4.45mm" fo:margin-bottom="0mm">
        <style:tab-stops>
          <style:tab-stop style:position="78.37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5.08mm" fo:margin-bottom="0mm">
        <style:tab-stops>
          <style:tab-stop style:position="182.25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5.08mm" fo:margin-bottom="0mm">
        <style:tab-stops>
          <style:tab-stop style:position="21.4mm" style:leader-style="dotted" style:leader-text="."/>
          <style:tab-stop style:position="67.19mm" style:leader-style="dotted" style:leader-text="."/>
          <style:tab-stop style:position="78.3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mm" fo:margin-right="1.27mm" fo:margin-top="5.72mm" fo:margin-bottom="0mm" fo:line-height="200%" fo:text-align="justify" style:justify-single-word="false" fo:text-indent="0mm" style:auto-text-indent="false"/>
    </style:style>
    <style:style style:name="P14" style:family="paragraph" style:parent-style-name="Standard">
      <style:paragraph-properties fo:margin-top="6.99mm" fo:margin-bottom="0mm" fo:line-height="86%">
        <style:tab-stops>
          <style:tab-stop style:position="78.11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10.16mm" fo:margin-bottom="28.58mm" fo:line-height="85%"/>
    </style:style>
    <style:style style:name="P16" style:family="paragraph" style:parent-style-name="Standard">
      <style:paragraph-properties fo:margin-left="3.81mm" fo:margin-right="6.35mm" fo:margin-top="9.53mm" fo:margin-bottom="0mm" fo:text-indent="-3.81mm" style:auto-text-indent="false"/>
    </style:style>
    <style:style style:name="P17" style:family="paragraph" style:parent-style-name="Standard">
      <style:paragraph-properties fo:margin-top="0mm" fo:margin-bottom="6.35mm"/>
    </style:style>
    <style:style style:name="P18" style:family="paragraph" style:parent-style-name="Standard" style:master-page-name="Standard">
      <style:paragraph-properties fo:line-height="0%" style:page-number="auto"/>
    </style:style>
    <style:style style:name="P19" style:family="paragraph" style:parent-style-name="Standard">
      <style:paragraph-properties fo:margin-top="3.18mm" fo:margin-bottom="0mm" fo:line-height="87%"/>
    </style:style>
    <style:style style:name="P20" style:family="paragraph" style:parent-style-name="Standard">
      <style:paragraph-properties fo:margin-top="3.81mm" fo:margin-bottom="0mm">
        <style:tab-stops>
          <style:tab-stop style:position="55.07mm" style:type="right"/>
        </style:tab-stops>
      </style:paragraph-properties>
    </style:style>
    <style:style style:name="P21" style:family="paragraph" style:parent-style-name="Standard">
      <style:paragraph-properties fo:margin-left="43.18mm" fo:margin-right="0mm" fo:margin-top="3.18mm" fo:margin-bottom="0mm" fo:line-height="88%" fo:text-indent="0mm" style:auto-text-indent="false"/>
    </style:style>
    <style:style style:name="P22" style:family="paragraph" style:parent-style-name="Standard" style:master-page-name="">
      <style:paragraph-properties fo:line-height="200%" style:page-number="auto"/>
    </style:style>
    <style:style style:name="T1" style:family="text">
      <style:text-properties fo:color="#3c3b38" style:font-name="Times New Roman" fo:font-size="12pt" style:font-size-asian="12pt"/>
    </style:style>
    <style:style style:name="T2" style:family="text">
      <style:text-properties fo:color="#3c3b38" style:font-name="Times New Roman" fo:font-size="12pt" fo:letter-spacing="0.04mm" style:font-size-asian="12pt"/>
    </style:style>
    <style:style style:name="T3" style:family="text">
      <style:text-properties fo:color="#3c3b38" style:font-name="Times New Roman" fo:font-size="12pt" fo:letter-spacing="1.01mm" style:font-size-asian="12pt"/>
    </style:style>
    <style:style style:name="T4" style:family="text">
      <style:text-properties fo:color="#3c3b38" style:font-name="Times New Roman" fo:font-size="12pt" fo:letter-spacing="4.45mm" style:font-size-asian="12pt"/>
    </style:style>
    <style:style style:name="T5" style:family="text">
      <style:text-properties fo:color="#3c3b38" style:font-name="Times New Roman" fo:font-size="13pt" fo:letter-spacing="0.04mm" fo:font-weight="bold" style:font-size-asian="13pt" style:font-weight-asian="bold"/>
    </style:style>
    <style:style style:name="T6" style:family="text">
      <style:text-properties fo:color="#3c3b38" style:font-name="Times New Roman" fo:font-size="14pt" fo:font-weight="bold" style:font-size-asian="14pt" style:font-weight-asian="bold" style:font-size-complex="14pt" style:text-scale="90%"/>
    </style:style>
    <style:style style:name="T7" style:family="text">
      <style:text-properties fo:color="#3c3b38" style:font-name="Times New Roman" fo:font-size="19.5pt" fo:font-weight="bold" style:font-size-asian="19.5pt" style:font-weight-asian="bold" style:text-scale="90%"/>
    </style:style>
    <style:style style:name="T8" style:family="text">
      <style:text-properties fo:color="#3c3b38" style:font-name="Times New Roman" fo:font-size="9.5pt" fo:letter-spacing="-0.12mm" fo:font-weight="bold" style:font-size-asian="9.5pt" style:font-weight-asian="bold"/>
    </style:style>
    <style:style style:name="T9" style:family="text">
      <style:text-properties fo:color="#3c3b38" style:font-name="Times New Roman" fo:font-size="9.5pt" fo:letter-spacing="-0.11mm" fo:font-weight="bold" style:font-size-asian="9.5pt" style:font-weight-asian="bold"/>
    </style:style>
    <style:style style:name="T10" style:family="text">
      <style:text-properties fo:color="#3c3b38" style:font-name="Times New Roman" fo:font-size="10pt" fo:letter-spacing="0.07mm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color="#3c3b38" style:font-name="Times New Roman" fo:font-size="10pt" fo:letter-spacing="0.04mm" fo:font-weight="bold" style:font-size-asian="10pt" style:font-weight-asian="bold"/>
    </style:style>
    <style:style style:name="T12" style:family="text">
      <style:text-properties fo:color="#3c3b38" style:font-name="Times New Roman" fo:font-size="10pt" fo:font-weight="bold" style:font-size-asian="10pt" style:font-weight-asian="bold"/>
    </style:style>
    <style:style style:name="T13" style:family="text">
      <style:text-properties fo:color="#3c3b38" style:font-name="Times New Roman" fo:font-size="10pt" fo:letter-spacing="-0.05mm" fo:font-weight="bold" style:font-size-asian="10pt" style:font-weight-asian="bold"/>
    </style:style>
    <style:style style:name="T14" style:family="text">
      <style:text-properties fo:color="#3c3b38" style:font-name="Times New Roman" fo:font-size="10pt" fo:letter-spacing="-0.11mm" fo:font-weight="bold" style:font-size-asian="10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39mm" svg:stroke-color="#343124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44mm" svg:stroke-color="#535355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7"><text:span text:style-name="T1">THE COMPANIES ACT <text:line-break/>(CHAPTER 50) <text:line-break/>THE COMPANIES REGULATIONS <text:line-break/>SECTIONS 270(2)/REGULATION 7(7A)</text:span></text:p>
            <text:p text:style-name="P8"/>
            <text:p text:style-name="P8"/>
            <text:p text:style-name="P7"><text:span text:style-name="T5">AFFIDAVIT VERIFYING 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9"><text:span text:style-name="T6">FORM</text:span></text:p>
            <text:p text:style-name="P9"><text:span text:style-name="T7">62A</text:span></text:p>
          </table:table-cell>
        </table:table-row>
        <table:table-row table:style-name="Table1.3">
          <table:table-cell table:style-name="Table1.A3" office:value-type="string">
            <text:p text:style-name="Standard"><text:span text:style-name="T5"><text:s/>AFFIDAVIT VERIFYING STATEMENT OF AFFAIRS</text:span></text:p>
          </table:table-cell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4"/>
      <text:p text:style-name="P5"><text:span text:style-name="T1">Company Name:<text:tab/></text:span></text:p>
      <text:p text:style-name="P10"><text:span text:style-name="T1">Company No: <text:tab/>|<text:line-break/><text:line-break/><text:line-break/>I/We<text:tab/>, of<text:tab/><text:tab/><text:tab/></text:span></text:p>
      <text:p text:style-name="P11"><text:span text:style-name="T1"><text:tab/></text:span><text:span text:style-name="T2"> holder of #Singapore</text:span></text:p>
      <text:p text:style-name="P11"><text:span text:style-name="T1"><text:line-break/>NRIC / Passport No<text:tab/>, being<text:tab/></text:span></text:p>
      <text:p text:style-name="P13"><text:span text:style-name="T2">make oath/affirm and say that the particulars contained in the statement of affairs relating to the above-</text:span><text:span text:style-name="T3">named company dated ………………and signed by me/us are true to the best </text:span><text:span text:style-name="T1">of my/our knowledge and belief.</text:span></text:p>
      <text:p text:style-name="P14"><text:span text:style-name="T1">Sworn/Affirmed at<text:tab/></text:span></text:p>
      <text:p text:style-name="P12"><text:span text:style-name="T1">this<text:tab/> day of<text:tab/> 19<text:tab/></text:span></text:p>
      <text:p text:style-name="P15"><text:span text:style-name="T1">Before me</text:span></text:p>
      <text:p text:style-name="P6"><text:span text:style-name="T1">Commissioner for Oaths/Notary Public</text:span></text:p>
      <text:p text:style-name="P16"><text:span text:style-name="T8">• Insert description sufficient to show that the person swearing the affidavit is a person referred to in sections 7(7A) of the Companies </text:span><text:span text:style-name="T9">Regulations.</text:span></text:p>
      <text:p text:style-name="P17"><text:span text:style-name="T9">(#</text:span><text:bookmark text:name="_GoBack"/><text:span text:style-name="T9">) Delete where applicable</text:span></text:p>
      <text:p text:style-name="Standard"/>
      <text:section text:style-name="Sect1" text:name="TextSection">
        <text:p text:style-name="P22"><draw:frame draw:style-name="fr1" text:anchor-type="paragraph" svg:x="93.1mm" svg:y="0.32mm" svg:width="91.03mm" svg:height="30.2mm" draw:z-index="3"><draw:text-box><text:p text:style-name="P1"><text:span text:style-name="T10">For Official Use</text:span></text:p><text:p text:style-name="P2"><text:span text:style-name="T11">Date of Registration:</text:span></text:p><text:p text:style-name="P2"><text:span text:style-name="T12">Receipt No:</text:span></text:p><text:p text:style-name="P3"><text:span text:style-name="T12">Check by:</text:span></text:p></draw:text-box></draw:frame><text:span text:style-name="T13">Lodged in the office of the Registrar of Companies by </text:span><text:span text:style-name="T12">Name:</text:span></text:p>
        <text:p text:style-name="P19"><text:span text:style-name="T12">Address:</text:span></text:p>
        <text:p text:style-name="P20"><text:span text:style-name="T14">A/c No:<text:tab/></text:span><text:span text:style-name="T12">Tel No:</text:span></text:p>
        <text:p text:style-name="P21"><text:span text:style-name="T12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81mm" fo:margin-bottom="0mm" fo:margin-left="13.21mm" fo:margin-right="10.74mm" style:writing-mode="lr-tb" style:layout-grid-color="#c0c0c0" style:layout-grid-lines="273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4</meta:editing-cycles>
    <meta:creation-date>2015-12-18T04:43:00</meta:creation-date>
    <dc:date>2015-12-18T04:53:00</dc:date>
    <meta:editing-duration>PT10S</meta:editing-duration>
    <meta:generator>LibreOffice/3.5$Linux_X86_64 LibreOffice_project/350m1$Build-2</meta:generator>
    <meta:document-statistic meta:table-count="1" meta:image-count="0" meta:object-count="0" meta:page-count="1" meta:paragraph-count="24" meta:word-count="141" meta:character-count="880" meta:non-whitespace-character-count="7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